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ParágrafodaLista" style:list-style-name="LFO1" style:family="paragraph"/>
    <style:style style:name="T5" style:parent-style-name="Tipodeletrapredefinidodoparágrafo" style:family="text">
      <style:text-properties fo:font-size="12pt" style:font-size-asian="12pt" style:font-size-complex="12pt"/>
    </style:style>
    <style:style style:name="T6" style:parent-style-name="Tipodeletrapredefinidodoparágrafo" style:family="text">
      <style:text-properties fo:font-size="12pt" style:font-size-asian="12pt" style:font-size-complex="12pt"/>
    </style:style>
    <style:style style:name="P7" style:parent-style-name="ParágrafodaLista" style:list-style-name="LFO1" style:family="paragraph">
      <style:text-properties fo:font-size="12pt" style:font-size-asian="12pt" style:font-size-complex="12pt"/>
    </style:style>
    <style:style style:name="P8" style:parent-style-name="ParágrafodaLista" style:list-style-name="LFO1" style:family="paragraph">
      <style:text-properties fo:font-size="12pt" style:font-size-asian="12pt" style:font-size-complex="12pt"/>
    </style:style>
    <style:style style:name="P9" style:parent-style-name="ParágrafodaLista" style:list-style-name="LFO1" style:family="paragraph">
      <style:text-properties fo:font-size="12pt" style:font-size-asian="12pt" style:font-size-complex="12pt"/>
    </style:style>
    <style:style style:name="P10" style:parent-style-name="ParágrafodaLista" style:list-style-name="LFO1" style:family="paragraph">
      <style:text-properties fo:font-size="12pt" style:font-size-asian="12pt" style:font-size-complex="12pt"/>
    </style:style>
    <style:style style:name="P11" style:parent-style-name="ParágrafodaLista" style:list-style-name="LFO1" style:family="paragraph">
      <style:text-properties fo:font-size="12pt" style:font-size-asian="12pt" style:font-size-complex="12pt"/>
    </style:style>
    <style:style style:name="P12" style:parent-style-name="ParágrafodaLista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ParágrafodaLista" style:list-style-name="LFO2" style:family="paragraph">
      <style:text-properties fo:font-size="12pt" style:font-size-asian="12pt" style:font-size-complex="12pt"/>
    </style:style>
    <style:style style:name="P15" style:parent-style-name="ParágrafodaLista" style:list-style-name="LFO2" style:family="paragraph">
      <style:text-properties fo:font-size="12pt" style:font-size-asian="12pt" style:font-size-complex="12pt"/>
    </style:style>
    <style:style style:name="P16" style:parent-style-name="ParágrafodaLista" style:list-style-name="LFO2" style:family="paragraph">
      <style:text-properties fo:font-size="12pt" style:font-size-asian="12pt" style:font-size-complex="12pt"/>
    </style:style>
    <style:style style:name="P17" style:parent-style-name="ParágrafodaLista" style:list-style-name="LFO2" style:family="paragraph">
      <style:text-properties fo:font-size="12pt" style:font-size-asian="12pt" style:font-size-complex="12pt"/>
    </style:style>
    <style:style style:name="P18" style:parent-style-name="ParágrafodaLista" style:list-style-name="LFO2" style:family="paragraph">
      <style:text-properties fo:font-size="12pt" style:font-size-asian="12pt" style:font-size-complex="12pt"/>
    </style:style>
    <style:style style:name="P19" style:parent-style-name="ParágrafodaLista" style:list-style-name="LFO2" style:family="paragraph">
      <style:text-properties fo:font-size="12pt" style:font-size-asian="12pt" style:font-size-complex="12pt"/>
    </style:style>
    <style:style style:name="P20" style:parent-style-name="ParágrafodaLista" style:list-style-name="LFO2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29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Tipodeletrapredefinidodoparágrafo" style:family="text">
      <style:text-properties fo:font-size="12pt" style:font-size-asian="12pt" style:font-size-complex="12pt"/>
    </style:style>
    <style:style style:name="T31" style:parent-style-name="Tipodeletrapredefinidodoparágrafo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ParágrafodaLista" style:list-style-name="LFO3" style:family="paragraph">
      <style:text-properties fo:font-size="12pt" style:font-size-asian="12pt" style:font-size-complex="12pt"/>
    </style:style>
    <style:style style:name="P42" style:parent-style-name="ParágrafodaLista" style:list-style-name="LFO3" style:family="paragraph">
      <style:text-properties fo:font-size="12pt" style:font-size-asian="12pt" style:font-size-complex="12pt"/>
    </style:style>
    <style:style style:name="P43" style:parent-style-name="ParágrafodaLista" style:list-style-name="LFO3" style:family="paragraph"/>
    <style:style style:name="T44" style:parent-style-name="Tipodeletrapredefinidodoparágraf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Resposta de trabalho pratico de JAVA</text:p>
      <text:p text:style-name="P2"/>
      <text:p text:style-name="P3">Resposta Exercicio3:</text:p>
      <text:list text:style-name="LFO1" text:continue-numbering="true">
        <text:list-item>
          <text:p text:style-name="P4"><text:span text:style-name="T5">Saida:</text:span><text:s/><text:span text:style-name="T6">1 2 3 4 5 6 7 8 9</text:span></text:p>
        </text:list-item>
        <text:list-item>
          <text:p text:style-name="P7">Saida:<text:s/>1 3 5 7 9</text:p>
        </text:list-item>
        <text:list-item>
          <text:p text:style-name="P8">Saida:<text:s/>10 9 8 7 6 5 4 3 2</text:p>
        </text:list-item>
        <text:list-item>
          <text:p text:style-name="P9">Saída:<text:s/>0 1 2 3 4 5 6 7 8 9</text:p>
        </text:list-item>
        <text:list-item>
          <text:p text:style-name="P10">Saida:<text:s/>1 2 4 8</text:p>
        </text:list-item>
        <text:list-item>
          <text:p text:style-name="P11">Saida:<text:s/>2 4 6 8</text:p>
        </text:list-item>
      </text:list>
      <text:p text:style-name="P12"/>
      <text:p text:style-name="P13">Resposta Exercicio 4:</text:p>
      <text:list text:style-name="LFO2" text:continue-numbering="true">
        <text:list-item>
          <text:p text:style-name="P14">Este loop for será executado 10 vezes, uma vez para cada valor de i de 1 a 10.</text:p>
        </text:list-item>
        <text:list-item>
          <text:p text:style-name="P15">Este loop for será executado 10 vezes, uma vez para cada valor de i de 0 a 9.</text:p>
        </text:list-item>
        <text:list-item>
          <text:p text:style-name="P16">Este loop for será executado 10 vezes, uma vez para cada valor de i de 10 a 1.</text:p>
        </text:list-item>
        <text:list-item>
          <text:p text:style-name="P17">Este loop for será executado 21 vezes, uma vez para cada valor de i de -10 a 10.</text:p>
        </text:list-item>
        <text:list-item>
          <text:p text:style-name="P18">Este loop for será executado 11 vezes, uma vez para cada valor de i de 10 a 0.</text:p>
        </text:list-item>
        <text:list-item>
          <text:p text:style-name="P19">Este loop for será executado 11 vezes, uma vez para cada valor de i de -10, -8, -6, -4, -2, 0, 2, 4, 6, 8, e 10.</text:p>
        </text:list-item>
        <text:list-item>
          <text:p text:style-name="P20">Este loop for será executado 7 vezes, uma vez para cada valor de i de -10, -7, -4, -1, 2, 5, e 8.</text:p>
        </text:list-item>
      </text:list>
      <text:p text:style-name="P21"/>
      <text:p text:style-name="P22">Resposta: Exercicio5:</text:p>
      <text:p text:style-name="P23">int s = 0;</text:p>
      <text:p text:style-name="P24">int i = 1;</text:p>
      <text:p text:style-name="P25">while (i &lt;= 10) {</text:p>
      <text:p text:style-name="P26"><text:s text:c="4"/>s = s + i;</text:p>
      <text:p text:style-name="P27"><text:s text:c="4"/>i++;</text:p>
      <text:p text:style-name="P28">}</text:p>
      <text:p text:style-name="Normal"><text:span text:style-name="T29">Resposta Exercicio 6:</text:span><text:span text:style-name="T30"><text:line-break/></text:span><text:span text:style-name="T31">int n = in.next();</text:span></text:p>
      <text:p text:style-name="P32">double x = 0;</text:p>
      <text:p text:style-name="P33">double s = 1.0/(1+n*n);</text:p>
      <text:p text:style-name="P34">while (s &gt; 0.01) {</text:p>
      <text:soft-page-break/>
      <text:p text:style-name="P35"><text:s text:c="4"/>x = x + s;</text:p>
      <text:p text:style-name="P36"><text:s text:c="4"/>n++;</text:p>
      <text:p text:style-name="P37"><text:s text:c="4"/>s = 1.0/(1+n*n);</text:p>
      <text:p text:style-name="P38">}</text:p>
      <text:p text:style-name="P39"/>
      <text:p text:style-name="P40">Resposta Exercicio7:</text:p>
      <text:list text:style-name="LFO3" text:continue-numbering="true">
        <text:list-item>
          <text:p text:style-name="P41">irá imprimir a sequência de números: 2 4 7 11 16.</text:p>
        </text:list-item>
        <text:list-item>
          <text:p text:style-name="P42">irá imprimir a sequência de números: 4 9</text:p>
        </text:list-item>
        <text:list-item>
          <text:p text:style-name="P43"><text:span text:style-name="T44">irá imprimir a sequência de números: 9 6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igo FerozZ</meta:initial-creator>
    <dc:creator>Rodigo FerozZ</dc:creator>
    <meta:creation-date>2023-03-24T23:27:00Z</meta:creation-date>
    <dc:date>2023-03-25T00:36:00Z</dc:date>
    <meta:template xlink:href="Normal" xlink:type="simple"/>
    <meta:editing-cycles>1</meta:editing-cycles>
    <meta:editing-duration>PT4020S</meta:editing-duration>
    <meta:document-statistic meta:page-count="2" meta:paragraph-count="2" meta:word-count="187" meta:character-count="1201" meta:row-count="8" meta:non-whitespace-character-count="1016"/>
  </office:meta>
</office:document-meta>
</file>